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592cm"/>
    </style:style>
    <style:style style:name="co2" style:family="table-column">
      <style:table-column-properties fo:break-before="auto" style:column-width="2.48cm"/>
    </style:style>
    <style:style style:name="co3" style:family="table-column">
      <style:table-column-properties fo:break-before="auto" style:column-width="9.55cm"/>
    </style:style>
    <style:style style:name="co4" style:family="table-column">
      <style:table-column-properties fo:break-before="auto" style:column-width="14.097cm"/>
    </style:style>
    <style:style style:name="ro1" style:family="table-row">
      <style:table-row-properties style:row-height="0.452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0.556cm" fo:break-before="auto" style:use-optimal-row-height="false"/>
    </style:style>
    <style:style style:name="ro6" style:family="table-row">
      <style:table-row-properties style:row-height="0.452cm" fo:break-before="auto" style:use-optimal-row-height="false"/>
    </style:style>
    <style:style style:name="ta1" style:family="table" style:master-page-name="PageStyle_5f_Hoja_20_1">
      <style:table-properties table:display="true" style:writing-mode="lr-tb"/>
    </style:style>
    <style:style style:name="ce1" style:family="table-cell" style:parent-style-name="Default">
      <style:table-cell-properties fo:background-color="#4285f4" style:text-align-source="fix" style:repeat-content="false" fo:wrap-option="no-wrap" style:direction="ltr" style:rotation-angle="0" style:rotation-align="none" style:shrink-to-fit="false" style:vertical-align="bottom" loext:vertical-justify="auto">
        <loext:background-complex-color loext:theme-type="accent1"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3" style:family="table-cell" style:parent-style-name="Default">
      <style:table-cell-properties fo:background-color="#ea4335" style:text-align-source="fix" style:repeat-content="false" fo:wrap-option="no-wrap" style:direction="ltr" style:rotation-angle="0" style:rotation-align="none" style:shrink-to-fit="false" style:vertical-align="bottom" loext:vertical-justify="auto">
        <loext:background-complex-color loext:theme-type="accent2"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4" style:family="table-cell" style:parent-style-name="Default">
      <style:table-cell-properties fo:background-color="#fbbc04" style:text-align-source="fix" style:repeat-content="false" fo:wrap-option="no-wrap" style:direction="ltr" style:rotation-angle="0" style:rotation-align="none" style:shrink-to-fit="false" style:vertical-align="bottom" loext:vertical-justify="auto">
        <loext:background-complex-color loext:theme-type="accent3"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5"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ackground-color="#34a853" style:text-align-source="fix" style:repeat-content="false" fo:wrap-option="no-wrap" style:direction="ltr" style:rotation-angle="0" style:rotation-align="none" style:shrink-to-fit="false" style:vertical-align="bottom" loext:vertical-justify="auto">
        <loext:background-complex-color loext:theme-type="accent4"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8" style:family="table-cell" style:parent-style-name="Default">
      <style:table-cell-properties fo:background-color="#ff6d01" style:text-align-source="fix" style:repeat-content="false" fo:wrap-option="no-wrap" style:direction="ltr" style:rotation-angle="0" style:rotation-align="none" style:shrink-to-fit="false" style:vertical-align="bottom" loext:vertical-justify="auto">
        <loext:background-complex-color loext:theme-type="accent5"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oja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number-columns-repeated="16380" table:default-cell-style-name="Default"/>
        <table:table-row table:style-name="ro1">
          <table:table-cell table:style-name="ce1" office:value-type="string" calcext:value-type="string">
            <text:p>LEXIKALIZAZIOA</text:p>
          </table:table-cell>
          <table:table-cell table:style-name="ce3" office:value-type="string" calcext:value-type="string">
            <text:p>LG</text:p>
          </table:table-cell>
          <table:table-cell table:style-name="ce4" office:value-type="string" calcext:value-type="string">
            <text:p>ITURRIA</text:p>
          </table:table-cell>
          <table:table-cell table:style-name="ce6" office:value-type="string" calcext:value-type="string">
            <text:p>DEFINIZIOA</text:p>
          </table:table-cell>
          <table:table-cell table:style-name="ce8" office:value-type="string" calcext:value-type="string">
            <text:p>LG</text:p>
          </table:table-cell>
          <table:table-cell table:number-columns-repeated="16379"/>
        </table:table-row>
        <table:table-row table:style-name="ro1">
          <table:table-cell table:style-name="ce2" office:value-type="string" calcext:value-type="string">
            <text:p>Abuso</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Uso de drogas en cantidades o métodos que son perjudiciales para la misma persona u otra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Adicción</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Consumo repetido de una o varias sustancias psicoactivas, hasta el punto de que el consumidor se intoxica periódicamente o de forma continua, muestra un deseo compulsivo de consumir la sustancia o sustancias de que se trate, tiene una enorme dificultad para interrumpir voluntariamente o modificar el consumo de la sustancia y se muestra decidido a obtener sustancias psicoactivas por cualquier medio.</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Adulterante</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7" office:value-type="string" calcext:value-type="string">
            <text:p>Sustancia que se añade a una droga para aumentar la cantidad que se
fabrica, potenciar los efectos farmacológicos y psicoactivos o facilitar la
administración de la droga</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Agonista</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Sustancia que actúa en un receptor neuronal para producir efectos
similares a los de una droga de referencia. Por ejemplo, la metadona se
comporta como un agonista, similar a la morfina, con respecto a los
receptores opiáceo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Agonista completo</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Agonista completo” es una sustancia que produce una respuesta completa o el máximo efecto en un receptor determinado.</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Administración bucal </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Consiste en colocar la sustancia en la
boca hasta que se disuelva</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Administración rectal</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Introducción de una droga
por el recto mediante supositorios. Los supositorios son cápsulas
que contienen la sustancia en polvo y que se pueden administrar
fácilmente por vía rectal</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Administración sublingual</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Consiste en colocar la sustancia
debajo de la lengua hasta que se disuelva.</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Agonista parcial</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Es una sustancia que produce una respuesta
limitada, ya que es incapaz de provocar un efecto o respuesta
máximo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Analgésico</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Sustancia que reduce el dolor; puede o no tener propiedades psicoactiva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Antidepresivo</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Medicamento del grupo de agentes psicoactivos que se prescribe para el tratamiento de los trastornos de la depresión; también se utiliza para el tratamiento de otros trastornos como son los trastornos de pánico.</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Coadyuvante</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Medicamento, sustancia o procedimiento que se utiliza de forma
adicional para reforzar o aumentar la eficacia del tratamiento inicial</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Consumo crónico</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Consumo prolongado, continuo, frecuente, intensivo o a largo plazo de una sustancia durante un determinado período, que produce efectos adversos graves en la salud.</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Consumo oral</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Administración de la sustancia
por la boca. Las sustancias se ingieren en forma de comprimidos o
cápsulas y el sistema digestivo las descompone en metabolito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Dependencia (de las drogas)</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Necesidad de consumir dosis de dicha droga
de forma repetida e indica que una persona presenta un deterioro del
control sobre el consumo de la sustancia, ya que sigue consumiéndola a
pesar de las consecuencias adversa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Detección de drogas</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Localización y análisis químico de drogas en materiales incautados y
muestras biológicas, es decir, en los fluidos corporales (orina, sangre,
saliva), el cabello u otros tejidos para detectar la presencia de una o
varias sustancias psicoactiva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Dosis</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https://www.unodc.org/documents/scientific/Terminology_and_Information_on_Drugs_S_3rd_Edition.pdf</text:a></text:p>
          </table:table-cell>
          <table:table-cell table:style-name="ce2" office:value-type="string" calcext:value-type="string">
            <text:p>Cantidad de una sustancia que se necesita para provocar la respuesta deseada en una persona, tanto en la medicina como en lo que se refiere al uso indebido</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Droga</text:p>
          </table:table-cell>
          <table:table-cell table:style-name="ce2" office:value-type="string" calcext:value-type="string">
            <text:p>es</text:p>
          </table:table-cell>
          <table:table-cell table:style-name="ce5" office:value-type="string" calcext:value-type="string">
            <text:p><text:a xlink:href="https://drogues.gencat.cat/es/ciutadania/sobre_les_drogues/que_son/index.html" xlink:type="simple">https://drogues.gencat.cat/es/ciutadania/sobre_les_drogues/que_son/index.html</text:a></text:p>
          </table:table-cell>
          <table:table-cell table:style-name="ce2" office:value-type="string" calcext:value-type="string">
            <text:p>Sustancias que, cuando se introducen en el organismo, actúan sobre el sistema nervioso central. Esto provoca cambios que pueden afectar a la conducta, el estado de ánimo o la percepción.</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Droga legal</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https://www.unodc.org/documents/scientific/Terminology_and_Information_on_Drugs_S_3rd_Edition.pdf</text:a></text:p>
          </table:table-cell>
          <table:table-cell table:style-name="ce2" office:value-type="string" calcext:value-type="string">
            <text:p>Droga que está legalmente disponible mediante prescripción médica o en algunas ocasiones también sin ella, en una determinada jurisdicción.</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Efectos agudos</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Efectos que produce una sola dosis de una droga o la administración
continua de esta durante un período corto de tiempo.</text:p>
          </table:table-cell>
          <table:table-cell table:style-name="ce2" office:value-type="string" calcext:value-type="string">
            <text:p>es</text:p>
          </table:table-cell>
          <table:table-cell table:number-columns-repeated="16379"/>
        </table:table-row>
        <table:table-row table:style-name="ro2">
          <table:table-cell table:style-name="ce2" office:value-type="string" calcext:value-type="string">
            <text:p>Estimulante</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En referencia al sistema nervioso central, cualquier sustancia que activa,</text:p>
            <text:p>potencia o incrementa la actividad neuronal. . Son ejemplos</text:p>
            <text:p>los estimulantes de tipo anfetamínico, la cocaína, la cafeína, la nicotina,</text:p>
            <text:p>etcétera. </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Estupefaciente</text:p>
          </table:table-cell>
          <table:table-cell table:style-name="ce2" office:value-type="string" calcext:value-type="string">
            <text:p>es</text:p>
          </table:table-cell>
          <table:table-cell table:style-name="ce5" office:value-type="string" calcext:value-type="string">
            <text:p><text:a xlink:href="https://dle.rae.es/estupefaciente" xlink:type="simple">https://dle.rae.es/estupefaciente</text:a></text:p>
          </table:table-cell>
          <table:table-cell table:style-name="ce2" office:value-type="string" calcext:value-type="string">
            <text:p>Dicho de una sustancia que altera la sensibilidad y puede producir efectos estimulantes, deprimentes, narcóticos o alucinógenos, y cuyo uso continuado crea adicción. </text:p>
          </table:table-cell>
          <table:table-cell table:style-name="ce2" office:value-type="string" calcext:value-type="string">
            <text:p>es</text:p>
          </table:table-cell>
          <table:table-cell table:number-columns-repeated="16379"/>
        </table:table-row>
        <table:table-row table:style-name="ro3">
          <table:table-cell table:style-name="ce2" office:value-type="string" calcext:value-type="string">
            <text:p>Farmacología</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Ciencia que se ocupa del estudio de los</text:p>
            <text:p>fármacos, lo que incluye su origen, apariencia, composición química,</text:p>
            <text:p>propiedades, mecanismos de acción biológica y usos terapéuticos. </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Hipnótico</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Depresor del sistema nervioso central que tiene la capacidad de inducir
sueño</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Inhalación nasal</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Consumo de una droga en
forma de polvo o líquido, inhalándola por la nariz o “esnifándola”.
Los efectos se empiezan a sentir de manera casi inmediata, ya que
las partículas de la sustancia pueden atravesar las membranas
mucosas de la nariz, muy cerca del cerebro.</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Intramuscular</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Cuando se inyecta a través de un músculo. Este
es el método más lento en lo que respecta a la transmisión a
todo el organismo.</text:p>
          </table:table-cell>
          <table:table-cell table:style-name="ce2" office:value-type="string" calcext:value-type="string">
            <text:p>es</text:p>
          </table:table-cell>
          <table:table-cell table:number-columns-repeated="16379"/>
        </table:table-row>
        <table:table-row table:style-name="ro2">
          <table:table-cell table:style-name="ce2" office:value-type="string" calcext:value-type="string">
            <text:p>Intravenosa (IV)</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Cuando se inyecta a través de las venas. Este</text:p>
            <text:p>es el método de distribución más rápido, ya que la droga se</text:p>
            <text:p>introduce directamente en el torrente sanguíneo.</text:p>
            <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Inyección</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Administración de una droga a través
de la piel por medio de una jeringuilla o cualquier otra herramienta
de inyección</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Modo de administración</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Forma en que se introduce una sustancia en el organismo. Son las
siguientes: vía oral; inyección intravenosa (IV), subcutánea o intramuscular;
inhalación; fumada, o por absorción a través de la piel o la superficie de
las mucosas, como las encías, el recto o los genitale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Predisposición al abuso</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Inclinación hacia una sustancia psicoactiva concreta susceptible de
abuso, definido por la probabilidad relativa de que su consumo
provoque problemas sociales, psicológicos y físicos para una persona o
para la sociedad.</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Psicodélico</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La característica que distingue a las drogas “psicodélicas” es su
capacidad de inducir estados de alteración de la percepción, el
pensamiento y las sensaciones que únicamente se experimentan en los
sueños o en momentos de exaltación religiosa; pueden producir
alucinaciones, aunque no necesariamente.</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Síndrome de abstinencia</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Conjunto de síntomas con grado de intensidad y agrupamiento variables
que aparecen al suspender o reducir el consumo de una sustancia
psicoactiva que se ha consumido de forma repetida, habitualmente
durante un período prolongado o en dosis alta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Sobredosis</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Consumo de cualquier droga o medicamento en una cantidad que provoca efectos adversos agudos físicos o mentales. La sobredosis puede producir efectos pasajeros o prolongados e incluso la muerte; la dosis mortal de una sustancia concreta varía en cada persona y según las circunstancia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Subcutánea</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Cuando se inyecta en la capa que se encuentra
inmediatamente debajo de la piel. Se trata de un método de
transmisión relativamente lento.</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Sustencia sicotrópica o psicoactiva</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Cualquier sustancia química que afecta a la mente o a los procesos
mentales (cualquier droga psicoactiva).</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Tolerancia</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Disminución de la respuesta a una dosis concreta de una droga o un medicamento que se produce con el uso continuado, es decir, que se necesitan dosis más altas de la sustancia para conseguir los efectos que se obtenían al principio con dosis más baja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Tráfico ilícito</text:p>
          </table:table-cell>
          <table:table-cell table:style-name="ce2" office:value-type="string" calcext:value-type="string">
            <text:p>es</text:p>
          </table:table-cell>
          <table:table-cell table:style-name="ce5" office:value-type="string" calcext:value-type="string">
            <text:p><text:a xlink:href="https://www.unodc.org/documents/scientific/Terminology_and_Information_on_Drugs_S_3rd_Edition.pdf" xlink:type="simple"> https://www.unodc.org/documents/scientific/Terminology_and_Information_on_Drugs_S_3rd_Edition.pdf</text:a></text:p>
          </table:table-cell>
          <table:table-cell table:style-name="ce2" office:value-type="string" calcext:value-type="string">
            <text:p>La fabricación, el cultivo o cualquier tráfico de estupefacientes o
sustancias sicotrópicas contrarios a las disposiciones de los Convenio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Abuse liability</text:p>
          </table:table-cell>
          <table:table-cell table:style-name="ce2" office:value-type="string" calcext:value-type="string">
            <text:p>en</text:p>
          </table:table-cell>
          <table:table-cell table:style-name="ce5" office:value-type="string" calcext:value-type="string">
            <text:p><text:a xlink:href="https://www.unodc.org/pdf/publications/report_2003-09-01_1.pdf" xlink:type="simple">https://www.unodc.org/pdf/publications/report_2003-09-01_1.pdf</text:a></text:p>
          </table:table-cell>
          <table:table-cell table:style-name="ce2" office:value-type="string" calcext:value-type="string">
            <text:p>The propensity of a particular psychoactive substance to be susceptible to abuse, defined in terms of the relative probability that use in the substance will result in social, psychological and physical problems for an individual or for society.</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Adverse drug reaction</text:p>
          </table:table-cell>
          <table:table-cell table:style-name="ce2" office:value-type="string" calcext:value-type="string">
            <text:p>en</text:p>
          </table:table-cell>
          <table:table-cell table:style-name="ce5" office:value-type="string" calcext:value-type="string">
            <text:p><text:a xlink:href="https://www.unodc.org/pdf/publications/report_2003-09-01_1.pdf" xlink:type="simple">https://www.unodc.org/pdf/publications/report_2003-09-01_1.pdf</text:a></text:p>
          </table:table-cell>
          <table:table-cell table:style-name="ce2" office:value-type="string" calcext:value-type="string">
            <text:p>Unpleasant psychological and physical reactions to drug taking.</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Designer drug</text:p>
          </table:table-cell>
          <table:table-cell table:style-name="ce2" office:value-type="string" calcext:value-type="string">
            <text:p>en</text:p>
          </table:table-cell>
          <table:table-cell table:style-name="ce5" office:value-type="string" calcext:value-type="string">
            <text:p><text:a xlink:href="https://www.unodc.org/pdf/publications/report_2003-09-01_1.pdf" xlink:type="simple">https://www.unodc.org/pdf/publications/report_2003-09-01_1.pdf</text:a></text:p>
          </table:table-cell>
          <table:table-cell table:style-name="ce2" office:value-type="string" calcext:value-type="string">
            <text:p>Novel chemical substance with psychoactive properties, designed on the basis of the chemical structure of a given parent drug and synthesized specifically for sale on the illicit market and to circumvent regulations on controlled substances.</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Habituation</text:p>
          </table:table-cell>
          <table:table-cell table:style-name="ce2" office:value-type="string" calcext:value-type="string">
            <text:p>en</text:p>
          </table:table-cell>
          <table:table-cell table:style-name="ce5" office:value-type="string" calcext:value-type="string">
            <text:p><text:a xlink:href="https://www.unodc.org/pdf/publications/report_2003-09-01_1.pdf" xlink:type="simple">https://www.unodc.org/pdf/publications/report_2003-09-01_1.pdf</text:a></text:p>
          </table:table-cell>
          <table:table-cell table:style-name="ce2" office:value-type="string" calcext:value-type="string">
            <text:p>The terms “addiction” and “habituation” were abandoned by WHO in 1964 in favour of “drug dependence”. However, since those terms are still widely used, below is a definition of “habituation”. “Habituation” means becoming accustomed to any behaviour or condition.</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Hallucinogen</text:p>
          </table:table-cell>
          <table:table-cell table:style-name="ce2" office:value-type="string" calcext:value-type="string">
            <text:p>en</text:p>
          </table:table-cell>
          <table:table-cell table:style-name="ce5" office:value-type="string" calcext:value-type="string">
            <text:p><text:a xlink:href="https://www.unodc.org/pdf/publications/report_2003-09-01_1.pdf" xlink:type="simple">https://www.unodc.org/pdf/publications/report_2003-09-01_1.pdf</text:a></text:p>
          </table:table-cell>
          <table:table-cell table:style-name="ce2" office:value-type="string" calcext:value-type="string">
            <text:p>Chemical agent that induces illusions, hallucinations, delusions,paranoid ideations and other alterations of mood and thinking that are observed in spontaneously occurring psychotic states. The term is generally used to also encompass substances which induce altered states of perception, thought and feeling, even without producing overt hallucinations.</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Harmful use</text:p>
          </table:table-cell>
          <table:table-cell table:style-name="ce2" office:value-type="string" calcext:value-type="string">
            <text:p>en</text:p>
          </table:table-cell>
          <table:table-cell table:style-name="ce5" office:value-type="string" calcext:value-type="string">
            <text:p><text:a xlink:href="https://www.unodc.org/pdf/publications/report_2003-09-01_1.pdf" xlink:type="simple">https://www.unodc.org/pdf/publications/report_2003-09-01_1.pdf</text:a></text:p>
          </table:table-cell>
          <table:table-cell table:style-name="ce2" office:value-type="string" calcext:value-type="string">
            <text:p>A pattern of psychoactive substance use that is causing damage to health, physical or mental. Harmful use commonly, but not invariably, has adverse social consequences.</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Hazardous use</text:p>
          </table:table-cell>
          <table:table-cell table:style-name="ce2" office:value-type="string" calcext:value-type="string">
            <text:p>en</text:p>
          </table:table-cell>
          <table:table-cell table:style-name="ce5" office:value-type="string" calcext:value-type="string">
            <text:p><text:a xlink:href="https://www.unodc.org/pdf/publications/report_2003-09-01_1.pdf" xlink:type="simple">https://www.unodc.org/pdf/publications/report_2003-09-01_1.pdf</text:a></text:p>
          </table:table-cell>
          <table:table-cell table:style-name="ce2" office:value-type="string" calcext:value-type="string">
            <text:p>A pattern of substance use that increases the risk of harmful consequences for the user. In contrast to harmful use, hazardous use refers to patterns of use that are of public health significance despite the absence of any current disorder in the individual user.</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Long-term effects</text:p>
          </table:table-cell>
          <table:table-cell table:style-name="ce2" office:value-type="string" calcext:value-type="string">
            <text:p>en</text:p>
          </table:table-cell>
          <table:table-cell table:style-name="ce5" office:value-type="string" calcext:value-type="string">
            <text:p><text:a xlink:href="https://www.unodc.org/pdf/publications/report_2003-09-01_1.pdf" xlink:type="simple">https://www.unodc.org/pdf/publications/report_2003-09-01_1.pdf</text:a></text:p>
          </table:table-cell>
          <table:table-cell table:style-name="ce2" office:value-type="string" calcext:value-type="string">
            <text:p>Effects resulting from the frequent repeated use, or prolonged continuous use of a drug</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Physiological or Physical Dependence</text:p>
          </table:table-cell>
          <table:table-cell table:style-name="ce2" office:value-type="string" calcext:value-type="string">
            <text:p>en</text:p>
          </table:table-cell>
          <table:table-cell table:style-name="ce5" office:value-type="string" calcext:value-type="string">
            <text:p><text:a xlink:href="https://www.unodc.org/pdf/publications/report_2003-09-01_1.pdf" xlink:type="simple">https://www.unodc.org/pdf/publications/report_2003-09-01_1.pdf</text:a></text:p>
          </table:table-cell>
          <table:table-cell table:style-name="ce2" office:value-type="string" calcext:value-type="string">
            <text:p>Development of tolerance and withdrawal symptoms upon cessation of use of the drug, as a consequence of the body’s adaptation to the continued presence of a drug.</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Psychological or Physic Dependence </text:p>
          </table:table-cell>
          <table:table-cell table:style-name="ce2" office:value-type="string" calcext:value-type="string">
            <text:p>en</text:p>
          </table:table-cell>
          <table:table-cell table:style-name="ce5" office:value-type="string" calcext:value-type="string">
            <text:p><text:a xlink:href="https://www.unodc.org/pdf/publications/report_2003-09-01_1.pdf" xlink:type="simple">https://www.unodc.org/pdf/publications/report_2003-09-01_1.pdf</text:a></text:p>
          </table:table-cell>
          <table:table-cell table:style-name="ce2" office:value-type="string" calcext:value-type="string">
            <text:p>The experience of impaired control over drug use.</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Psychotropic substance</text:p>
          </table:table-cell>
          <table:table-cell table:style-name="ce2" office:value-type="string" calcext:value-type="string">
            <text:p>en</text:p>
          </table:table-cell>
          <table:table-cell table:style-name="ce5" office:value-type="string" calcext:value-type="string">
            <text:p><text:a xlink:href="https://www.unodc.org/pdf/publications/report_2003-09-01_1.pdf" xlink:type="simple">https://www.unodc.org/pdf/publications/report_2003-09-01_1.pdf</text:a></text:p>
          </table:table-cell>
          <table:table-cell table:style-name="ce2" office:value-type="string" calcext:value-type="string">
            <text:p>Any chemical agent affecting the mind or mental processes (i.e. any psychoACTIVE drug).</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Sedative</text:p>
          </table:table-cell>
          <table:table-cell table:style-name="ce2" office:value-type="string" calcext:value-type="string">
            <text:p>en</text:p>
          </table:table-cell>
          <table:table-cell table:style-name="ce5" office:value-type="string" calcext:value-type="string">
            <text:p><text:a xlink:href="https://www.unodc.org/pdf/publications/report_2003-09-01_1.pdf" xlink:type="simple">https://www.unodc.org/pdf/publications/report_2003-09-01_1.pdf</text:a></text:p>
          </table:table-cell>
          <table:table-cell table:style-name="ce2" office:value-type="string" calcext:value-type="string">
            <text:p>Any of a group of central nervous system depressants with the capacity of relieving anxiety and inducing calmness. Major classes of sedatives/hypnotics include the benzodiazepines and barbiturates. </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Short-term effects</text:p>
          </table:table-cell>
          <table:table-cell table:style-name="ce2" office:value-type="string" calcext:value-type="string">
            <text:p>en</text:p>
          </table:table-cell>
          <table:table-cell table:style-name="ce5" office:value-type="string" calcext:value-type="string">
            <text:p><text:a xlink:href="https://www.unodc.org/pdf/publications/report_2003-09-01_1.pdf" xlink:type="simple">https://www.unodc.org/pdf/publications/report_2003-09-01_1.pdf</text:a></text:p>
          </table:table-cell>
          <table:table-cell table:style-name="ce2" office:value-type="string" calcext:value-type="string">
            <text:p>Effects produced by a single dose or a short period of continuous administration of a drug.</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Alcohol</text:p>
          </table:table-cell>
          <table:table-cell table:style-name="ce2" office:value-type="string" calcext:value-type="string">
            <text:p>es</text:p>
          </table:table-cell>
          <table:table-cell table:style-name="ce5" office:value-type="string" calcext:value-type="string">
            <text:p><text:a xlink:href="https://www.drogomedia.com/es/glosario/0-todos/" xlink:type="simple">https://www.drogomedia.com/es/glosario/0-todos/</text:a></text:p>
          </table:table-cell>
          <table:table-cell table:style-name="ce2" office:value-type="string" calcext:value-type="string">
            <text:p>Líquido incoloro, con un olor espirituoso característico y un sabor quemante. El alcohol produce euforia y desinhibición, así como descoordinación, y alteración de la atención y del rendimiento intelectual. Entre los riesgos derivados de su consumo, destacan las alteraciones orgánicas (infarto, úlcera, arterioesclerosis) y mentales (demencia, delirios).</text:p>
          </table:table-cell>
          <table:table-cell table:style-name="ce2" office:value-type="string" calcext:value-type="string">
            <text:p>es</text:p>
          </table:table-cell>
          <table:table-cell table:number-columns-repeated="16379"/>
        </table:table-row>
        <table:table-row table:style-name="ro4">
          <table:table-cell table:style-name="ce2" office:value-type="string" calcext:value-type="string">
            <text:p>Aluginógeno</text:p>
          </table:table-cell>
          <table:table-cell table:style-name="ce2" office:value-type="string" calcext:value-type="string">
            <text:p>es</text:p>
          </table:table-cell>
          <table:table-cell table:style-name="ce5" office:value-type="string" calcext:value-type="string">
            <text:p><text:a xlink:href="https://www.drogomedia.com/es/glosario/0-todos/" xlink:type="simple">https://www.drogomedia.com/es/glosario/0-todos/</text:a></text:p>
          </table:table-cell>
          <table:table-cell table:style-name="ce2" office:value-type="string" calcext:value-type="string">
            <text:p/>
            <text:p>Estimulantes del Sistema Nervioso Central, son sustancias que provocan la percepción subjetiva de un fenómeno no existente. Drogas que, ingeridas por vía oral, al alterar el ánimo del consumidor, la percepción de su entorno y su pro-pio cuerpo, generan experiencias de alucinación. Es decir, ver, oler, gustar, escuchar o sentir cosas que no existen.</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Apetencia</text:p>
          </table:table-cell>
          <table:table-cell table:style-name="ce2" office:value-type="string" calcext:value-type="string">
            <text:p>es</text:p>
          </table:table-cell>
          <table:table-cell table:style-name="ce5" office:value-type="string" calcext:value-type="string">
            <text:p><text:a xlink:href="https://www.drogomedia.com/es/glosario/0-todos/" xlink:type="simple">https://www.drogomedia.com/es/glosario/0-todos/</text:a></text:p>
          </table:table-cell>
          <table:table-cell table:style-name="ce2" office:value-type="string" calcext:value-type="string">
            <text:p>Término inglés que se usa para referirse al impulso imperioso, central en toda dependencia, de consumir una determinada sustancia con el deseo subjetivo de experimentar sus efecto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AUDIT</text:p>
          </table:table-cell>
          <table:table-cell table:style-name="ce2" office:value-type="string" calcext:value-type="string">
            <text:p>es</text:p>
          </table:table-cell>
          <table:table-cell table:style-name="ce5" office:value-type="string" calcext:value-type="string">
            <text:p><text:a xlink:href="https://www.drogomedia.com/es/glosario/0-todos/" xlink:type="simple">https://www.drogomedia.com/es/glosario/0-todos/</text:a></text:p>
          </table:table-cell>
          <table:table-cell table:style-name="ce2" office:value-type="string" calcext:value-type="string">
            <text:p>El Test AUDIT (Alcoohol Use Disorder Test) permite detectar consumo de alcohol de riesgo y/o una posible dependencia.</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Centro de Documentación de Drogodependencias del País Vasco (CDD)</text:p>
          </table:table-cell>
          <table:table-cell table:style-name="ce2" office:value-type="string" calcext:value-type="string">
            <text:p>es</text:p>
          </table:table-cell>
          <table:table-cell table:style-name="ce5" office:value-type="string" calcext:value-type="string">
            <text:p><text:a xlink:href="https://www.drogomedia.com/es/glosario/0-todos/" xlink:type="simple">https://www.drogomedia.com/es/glosario/0-todos/</text:a></text:p>
          </table:table-cell>
          <table:table-cell table:style-name="ce2" office:value-type="string" calcext:value-type="string">
            <text:p>Entidad dedicada a recopilar y proporcionar información relacionada con las drogodependencias en el País Vasco.</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Cigarrilo electrónico</text:p>
          </table:table-cell>
          <table:table-cell table:style-name="ce2" office:value-type="string" calcext:value-type="string">
            <text:p>es</text:p>
          </table:table-cell>
          <table:table-cell table:style-name="ce5" office:value-type="string" calcext:value-type="string">
            <text:p><text:a xlink:href="https://www.drogomedia.com/es/glosario/0-todos/" xlink:type="simple">https://www.drogomedia.com/es/glosario/0-todos/</text:a></text:p>
          </table:table-cell>
          <table:table-cell table:style-name="ce2" office:value-type="string" calcext:value-type="string">
            <text:p>Objeto que simula un cigarrillo (inhalación de vapor aromatizado) y que no contiene tabaco, pero sí nicotina, habitualmente. Denomindo también cigarrillo-e. Su consumo se denomina vapeo.</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Codependencia</text:p>
          </table:table-cell>
          <table:table-cell table:style-name="ce2" office:value-type="string" calcext:value-type="string">
            <text:p>es</text:p>
          </table:table-cell>
          <table:table-cell table:style-name="ce5" office:value-type="string" calcext:value-type="string">
            <text:p><text:a xlink:href="https://www.drogomedia.com/es/glosario/0-todos/" xlink:type="simple">https://www.drogomedia.com/es/glosario/0-todos/</text:a></text:p>
          </table:table-cell>
          <table:table-cell table:style-name="ce2" office:value-type="string" calcext:value-type="string">
            <text:p>Ciclo de patrones de conducta y pensamientos disfuncionales que se repiten de manera compulsiva como respuesta a una relación enferma y alienante con una persona adicta. La codependencia puede desarrollarse en cualquier persona que esté en contacto con la adicción de otra, ya sea por relaciones familiares, afectivas o laborale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Coffee shop</text:p>
          </table:table-cell>
          <table:table-cell table:style-name="ce2" office:value-type="string" calcext:value-type="string">
            <text:p>es</text:p>
          </table:table-cell>
          <table:table-cell table:style-name="ce5" office:value-type="string" calcext:value-type="string">
            <text:p><text:a xlink:href="https://www.drogomedia.com/es/glosario/0-todos/" xlink:type="simple">https://www.drogomedia.com/es/glosario/0-todos/</text:a></text:p>
          </table:table-cell>
          <table:table-cell table:style-name="ce2" office:value-type="string" calcext:value-type="string">
            <text:p>En los Países Bajos, un coffee shop hace referencia a un local o restaurante, que tiene como característica principal la posibilidad de comprar y consumir legalmente cannabis, hachís y alimentos con cannabi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Comunidad terapeutica</text:p>
          </table:table-cell>
          <table:table-cell table:style-name="ce2" office:value-type="string" calcext:value-type="string">
            <text:p>es</text:p>
          </table:table-cell>
          <table:table-cell table:style-name="ce5" office:value-type="string" calcext:value-type="string">
            <text:p><text:a xlink:href="https://www.drogomedia.com/es/glosario/0-todos/" xlink:type="simple">https://www.drogomedia.com/es/glosario/0-todos/</text:a></text:p>
          </table:table-cell>
          <table:table-cell table:style-name="ce2" office:value-type="string" calcext:value-type="string">
            <text:p>Entorno estructurado en el que viven personas con trastornos por consumo de sustancias psicoactivas para lograr su rehabilitación. Estas comunidades están a menudo diseñadas expresamente para personas drogodependiente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Consumo abusivo</text:p>
          </table:table-cell>
          <table:table-cell table:style-name="ce2" office:value-type="string" calcext:value-type="string">
            <text:p>es</text:p>
          </table:table-cell>
          <table:table-cell table:style-name="ce5" office:value-type="string" calcext:value-type="string">
            <text:p><text:a xlink:href="https://www.drogomedia.com/es/glosario/0-todos/" xlink:type="simple">https://www.drogomedia.com/es/glosario/0-todos/</text:a></text:p>
          </table:table-cell>
          <table:table-cell table:style-name="ce2" office:value-type="string" calcext:value-type="string">
            <text:p>definido por la OMS como el patrón de consumo que excede un estándar de consumo moderado o (de manera más ambigua) consumo social. Es el consumo que supera un volumen diario determinado</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Consumo experimental</text:p>
          </table:table-cell>
          <table:table-cell table:style-name="ce2" office:value-type="string" calcext:value-type="string">
            <text:p>es</text:p>
          </table:table-cell>
          <table:table-cell table:style-name="ce5" office:value-type="string" calcext:value-type="string">
            <text:p><text:a xlink:href="https://www.drogomedia.com/es/glosario/0-todos/" xlink:type="simple">https://www.drogomedia.com/es/glosario/0-todos/</text:a></text:p>
          </table:table-cell>
          <table:table-cell table:style-name="ce2" office:value-type="string" calcext:value-type="string">
            <text:p>Generalmente se refiere a los primeros consumos de una determinada droga. También se utiliza este término para referirse a consumos muy poco frecuentes de una sustancia.</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Convenciones internacionales sobre drogas</text:p>
          </table:table-cell>
          <table:table-cell table:style-name="ce2" office:value-type="string" calcext:value-type="string">
            <text:p>es</text:p>
          </table:table-cell>
          <table:table-cell table:style-name="ce5" office:value-type="string" calcext:value-type="string">
            <text:p><text:a xlink:href="https://www.drogomedia.com/es/glosario/0-todos/" xlink:type="simple">https://www.drogomedia.com/es/glosario/0-todos/</text:a></text:p>
          </table:table-cell>
          <table:table-cell table:style-name="ce2" office:value-type="string" calcext:value-type="string">
            <text:p>Tratados internacionales relativos al control de la producción y distribución de sustancias psicoactiva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Dependencia física</text:p>
          </table:table-cell>
          <table:table-cell table:style-name="ce2" office:value-type="string" calcext:value-type="string">
            <text:p>es</text:p>
          </table:table-cell>
          <table:table-cell table:style-name="ce5" office:value-type="string" calcext:value-type="string">
            <text:p><text:a xlink:href="https://www.drogomedia.com/es/glosario/0-todos/" xlink:type="simple">https://www.drogomedia.com/es/glosario/0-todos/</text:a></text:p>
          </table:table-cell>
          <table:table-cell table:style-name="ce2" office:value-type="string" calcext:value-type="string">
            <text:p>Situación en la que el organismo, habituado a la presencia de una sustancia, necesita mantener un determinado nivel en sangre para funcionar con normalidad.</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Dependencia psicológica</text:p>
          </table:table-cell>
          <table:table-cell table:style-name="ce2" office:value-type="string" calcext:value-type="string">
            <text:p>es</text:p>
          </table:table-cell>
          <table:table-cell table:style-name="ce5" office:value-type="string" calcext:value-type="string">
            <text:p><text:a xlink:href="https://www.drogomedia.com/es/glosario/0-todos/" xlink:type="simple">https://www.drogomedia.com/es/glosario/0-todos/</text:a></text:p>
          </table:table-cell>
          <table:table-cell table:style-name="ce2" office:value-type="string" calcext:value-type="string">
            <text:p>Situación en la que se produce un impulso compulsivo que lleva a consumir periódicamente una determinada droga para experimentar un estado afectivo positivo (placer, euforia, sociabilidad, etc.) o evitar un estado negativo (aburrimiento, timidez, insatisfacción</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Doce pasos</text:p>
          </table:table-cell>
          <table:table-cell table:style-name="ce2" office:value-type="string" calcext:value-type="string">
            <text:p>es</text:p>
          </table:table-cell>
          <table:table-cell table:style-name="ce5" office:value-type="string" calcext:value-type="string">
            <text:p><text:a xlink:href="https://es.wikipedia.org/wiki/Programa_de_doce_pasos" xlink:type="simple">https://es.wikipedia.org/wiki/Programa_de_doce_pasos</text:a></text:p>
          </table:table-cell>
          <table:table-cell table:style-name="ce2" office:value-type="string" calcext:value-type="string">
            <text:p>El programa de doce pasos es un programa de recuperación inicialmente orientado a tratar la enfermedad del alcoholismo.</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Drogas duras</text:p>
          </table:table-cell>
          <table:table-cell table:style-name="ce2" office:value-type="string" calcext:value-type="string">
            <text:p>es</text:p>
          </table:table-cell>
          <table:table-cell table:style-name="ce5" office:value-type="string" calcext:value-type="string">
            <text:p><text:a xlink:href="https://www.drogomedia.com/es/glosario/0-todos/" xlink:type="simple">https://www.drogomedia.com/es/glosario/0-todos/</text:a></text:p>
          </table:table-cell>
          <table:table-cell table:style-name="ce2" office:value-type="string" calcext:value-type="string">
            <text:p>Término con el que se denominan la mayoría de drogas ilegale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Hábito</text:p>
          </table:table-cell>
          <table:table-cell table:style-name="ce2" office:value-type="string" calcext:value-type="string">
            <text:p>es</text:p>
          </table:table-cell>
          <table:table-cell table:style-name="ce5" office:value-type="string" calcext:value-type="string">
            <text:p><text:a xlink:href="https://www.drogomedia.com/es/glosario/0-todos/" xlink:type="simple">https://www.drogomedia.com/es/glosario/0-todos/</text:a></text:p>
          </table:table-cell>
          <table:table-cell table:style-name="ce2" office:value-type="string" calcext:value-type="string">
            <text:p>consumo repetido y habitual que aunque no conlleva el aumento de dosis sí conduce a la dependencia. Muy asociado a situaciones sociales. Consumidor/a regular.</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Legalización</text:p>
          </table:table-cell>
          <table:table-cell table:style-name="ce2" office:value-type="string" calcext:value-type="string">
            <text:p>es</text:p>
          </table:table-cell>
          <table:table-cell table:style-name="ce5" office:value-type="string" calcext:value-type="string">
            <text:p><text:a xlink:href="https://www.drogomedia.com/es/glosario/0-todos/" xlink:type="simple">https://www.drogomedia.com/es/glosario/0-todos/</text:a></text:p>
          </table:table-cell>
          <table:table-cell table:style-name="ce2" office:value-type="string" calcext:value-type="string">
            <text:p>Desaparición de la prohibición relacionada con el comercio y consumo de las drogas ilegales. En consecuencia, en un contexto de legalización, la producción y comercialización de dichas sustancias se encontrarían sujetas a regulación por parte del Estado.</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Mal viaje</text:p>
          </table:table-cell>
          <table:table-cell table:style-name="ce2" office:value-type="string" calcext:value-type="string">
            <text:p>es</text:p>
          </table:table-cell>
          <table:table-cell table:style-name="ce5" office:value-type="string" calcext:value-type="string">
            <text:p><text:a xlink:href="https://www.drogomedia.com/es/glosario/0-todos/" xlink:type="simple">https://www.drogomedia.com/es/glosario/0-todos/</text:a></text:p>
          </table:table-cell>
          <table:table-cell table:style-name="ce2" office:value-type="string" calcext:value-type="string">
            <text:p>Efecto adverso de las drogas que se caracteriza por una pérdida del control de las emociones, ansiedad, pánico, alucinaciones, ideas suicidas, etc. Las anfetaminas, el LSD, la ketamina y las setas alucinógenas pueden provocar este efecto.</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Narcotraficante</text:p>
          </table:table-cell>
          <table:table-cell table:style-name="ce2" office:value-type="string" calcext:value-type="string">
            <text:p>es</text:p>
          </table:table-cell>
          <table:table-cell table:style-name="ce5" office:value-type="string" calcext:value-type="string">
            <text:p><text:a xlink:href="https://www.drogomedia.com/es/glosario/0-todos/" xlink:type="simple">https://www.drogomedia.com/es/glosario/0-todos/</text:a></text:p>
          </table:table-cell>
          <table:table-cell table:style-name="ce2" office:value-type="string" calcext:value-type="string">
            <text:p>Persona que se dedica al tráfico de drogas ilegales en grandes cantidade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Pin-shot</text:p>
          </table:table-cell>
          <table:table-cell table:style-name="ce2" office:value-type="string" calcext:value-type="string">
            <text:p>en</text:p>
          </table:table-cell>
          <table:table-cell table:style-name="ce5" office:value-type="string" calcext:value-type="string">
            <text:p><text:a xlink:href="https://www.drogomedia.com/es/glosario/0-todos/" xlink:type="simple">https://www.drogomedia.com/es/glosario/0-todos/</text:a></text:p>
          </table:table-cell>
          <table:table-cell table:style-name="ce2" office:value-type="string" calcext:value-type="string">
            <text:p>Dícese de la acción de inyectarse una droga por vía intravenosa cuando no se dispone de una jeringa; se agujerea la vena con una aguja o pincho y se introduce la droga con cualquier adminículo de que se disponga.</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Politoxicomanía</text:p>
          </table:table-cell>
          <table:table-cell table:style-name="ce2" office:value-type="string" calcext:value-type="string">
            <text:p>es</text:p>
          </table:table-cell>
          <table:table-cell table:style-name="ce5" office:value-type="string" calcext:value-type="string">
            <text:p><text:a xlink:href="https://www.drogomedia.com/es/glosario/0-todos/" xlink:type="simple">https://www.drogomedia.com/es/glosario/0-todos/</text:a></text:p>
          </table:table-cell>
          <table:table-cell table:style-name="ce2" office:value-type="string" calcext:value-type="string">
            <text:p>Conducta adictiva en la que se produce el consumo de múltiples drogas, con vías de administración diferentes o simultáneas. También llamada poliadicción, politoxicomanía o policonsumo de droga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Programas de objetivos intermedios:</text:p>
          </table:table-cell>
          <table:table-cell table:style-name="ce2" office:value-type="string" calcext:value-type="string">
            <text:p>es</text:p>
          </table:table-cell>
          <table:table-cell table:style-name="ce5" office:value-type="string" calcext:value-type="string">
            <text:p><text:a xlink:href="https://www.drogomedia.com/es/glosario/0-todos/" xlink:type="simple">https://www.drogomedia.com/es/glosario/0-todos/</text:a></text:p>
          </table:table-cell>
          <table:table-cell table:style-name="ce2" office:value-type="string" calcext:value-type="string">
            <text:p>Conjunto de actuaciones asistenciales, integradas en los procesos de deshabituación, con el objetivo de mejorar la salud y calidad de vida del consumidor o la consumidora dependiente de alta cronicidad.</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Recaída</text:p>
          </table:table-cell>
          <table:table-cell table:style-name="ce2" office:value-type="string" calcext:value-type="string">
            <text:p>es</text:p>
          </table:table-cell>
          <table:table-cell table:style-name="ce5" office:value-type="string" calcext:value-type="string">
            <text:p><text:a xlink:href="https://www.drogomedia.com/es/glosario/0-todos/" xlink:type="simple">https://www.drogomedia.com/es/glosario/0-todos/</text:a></text:p>
          </table:table-cell>
          <table:table-cell table:style-name="ce2" office:value-type="string" calcext:value-type="string">
            <text:p>Acción de volver a consumir alcohol o cualquier otra droga después de un periodo de abstinencia. Normalmente, la recaída vuelve a hacer aparecer los síntomas de dependencia.</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Recuperación</text:p>
          </table:table-cell>
          <table:table-cell table:style-name="ce2" office:value-type="string" calcext:value-type="string">
            <text:p>es</text:p>
          </table:table-cell>
          <table:table-cell table:style-name="ce5" office:value-type="string" calcext:value-type="string">
            <text:p><text:a xlink:href="https://www.drogomedia.com/es/glosario/0-todos/" xlink:type="simple">https://www.drogomedia.com/es/glosario/0-todos/</text:a></text:p>
          </table:table-cell>
          <table:table-cell table:style-name="ce2" office:value-type="string" calcext:value-type="string">
            <text:p>Mantenimiento de la abstinencia del alcohol y/o de otras drogas mediante cualquier tipo de tratamiento. También conocido como "rehabilitación". </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Droga ilegal</text:p>
          </table:table-cell>
          <table:table-cell table:style-name="ce2" office:value-type="string" calcext:value-type="string">
            <text:p>es</text:p>
          </table:table-cell>
          <table:table-cell table:style-name="ce5" office:value-type="string" calcext:value-type="string">
            <text:p><text:a xlink:href="https://drogues.gencat.cat/es/ciutadania/glossari-00001/index.html" xlink:type="simple">https://drogues.gencat.cat/es/ciutadania/glossari-00001/index.html</text:a></text:p>
          </table:table-cell>
          <table:table-cell table:style-name="ce2" office:value-type="string" calcext:value-type="string">
            <text:p>Sustancia psicoactiva que tiene prohibidas su producción, venta o consumo. En sentido estricto, la droga por sí misma no es ilegal, pero sí lo son su producción, venta o consumo en determinadas circunstancias y en una determinada jurisdicción.</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Factores de riesgo</text:p>
          </table:table-cell>
          <table:table-cell table:style-name="ce2" office:value-type="string" calcext:value-type="string">
            <text:p>es</text:p>
          </table:table-cell>
          <table:table-cell table:style-name="ce5" office:value-type="string" calcext:value-type="string">
            <text:p><text:a xlink:href="https://drogues.gencat.cat/es/ciutadania/glossari-00001/index.html" xlink:type="simple">https://drogues.gencat.cat/es/ciutadania/glossari-00001/index.html</text:a></text:p>
          </table:table-cell>
          <table:table-cell table:style-name="ce2" office:value-type="string" calcext:value-type="string">
            <text:p>Son las características de carácter individual, familiar, ambiental o social que incrementan la probabilidad de que una persona se implique en el consumo de drogas o que este consumo llegue a causar problemas importantes, bien de carácter conductual (conductas desadaptativas o problemas relacionales, entre otros), sanitario (morbilidad o mortalidad evitables) o social (violencia y disturbios, entre otros). </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Grupo de ayuda mutua</text:p>
          </table:table-cell>
          <table:table-cell table:style-name="ce2" office:value-type="string" calcext:value-type="string">
            <text:p>es</text:p>
          </table:table-cell>
          <table:table-cell table:style-name="ce5" office:value-type="string" calcext:value-type="string">
            <text:p><text:a xlink:href="https://drogues.gencat.cat/es/ciutadania/glossari-00001/index.html" xlink:type="simple">https://drogues.gencat.cat/es/ciutadania/glossari-00001/index.html</text:a></text:p>
          </table:table-cell>
          <table:table-cell table:style-name="ce2" office:value-type="string" calcext:value-type="string">
            <text:p>Grupo en el que los participantes se ayudan mutuamente a recuperarse o a mantener la recuperación de la dependencia del alcohol u otra droga, de los problemas relacionados o de los efectos de la dependencia de otra persona, sin tratamiento ni orientación profesional. Los grupos más destacados son Alcohólicos Anónimos, Narcóticos Anónimos y Al-Anon (dirigido a familiares de personas alcohólica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Irtencambio de jeringas </text:p>
          </table:table-cell>
          <table:table-cell table:style-name="ce2" office:value-type="string" calcext:value-type="string">
            <text:p>es</text:p>
          </table:table-cell>
          <table:table-cell table:style-name="ce5" office:value-type="string" calcext:value-type="string">
            <text:p><text:a xlink:href="https://drogues.gencat.cat/es/ciutadania/glossari-00001/index.html" xlink:type="simple">https://drogues.gencat.cat/es/ciutadania/glossari-00001/index.html</text:a></text:p>
          </table:table-cell>
          <table:table-cell table:style-name="ce2" office:value-type="string" calcext:value-type="string">
            <text:p>Intervención preventiva que tiene como objetivo reducir la transmisión de enfermedades infecciosas a través de la sangre. Implica la distribución de jeringas estériles a cambio de jeringas utilizadas, si bien en la práctica no siempre es imprescindible el intercambio y las jeringas estériles son distribuidas gratuitamente o a bajo coste.</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Intoxicación</text:p>
          </table:table-cell>
          <table:table-cell table:style-name="ce2" office:value-type="string" calcext:value-type="string">
            <text:p>es</text:p>
          </table:table-cell>
          <table:table-cell table:style-name="ce5" office:value-type="string" calcext:value-type="string">
            <text:p><text:a xlink:href="https://drogues.gencat.cat/es/ciutadania/glossari-00001/index.html" xlink:type="simple">https://drogues.gencat.cat/es/ciutadania/glossari-00001/index.html</text:a></text:p>
          </table:table-cell>
          <table:table-cell table:style-name="ce2" office:value-type="string" calcext:value-type="string">
            <text:p>Estado posterior a la administración de una sustancia psicoactiva que causa alteraciones en el nivel de conciencia, en el nivel cognitivo, en la percepción, en el juicio, en la afectividad o en el comportamiento, o en otras funciones y respuestas psicofisiológica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Población en situación de riesgo</text:p>
          </table:table-cell>
          <table:table-cell table:style-name="ce2" office:value-type="string" calcext:value-type="string">
            <text:p>es</text:p>
          </table:table-cell>
          <table:table-cell table:style-name="ce5" office:value-type="string" calcext:value-type="string">
            <text:p><text:a xlink:href="https://drogues.gencat.cat/es/ciutadania/glossari-00001/index.html" xlink:type="simple">https://drogues.gencat.cat/es/ciutadania/glossari-00001/index.html</text:a></text:p>
          </table:table-cell>
          <table:table-cell table:style-name="ce2" office:value-type="string" calcext:value-type="string">
            <text:p>Grupo de población que, por distintas circunstancias, se encuentra más expuesto a uno o más factores de riesgo para desarrollar problemas relacionados con las drogas que cualquier persona de la población general.</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Prevención de recaida</text:p>
          </table:table-cell>
          <table:table-cell table:style-name="ce2" office:value-type="string" calcext:value-type="string">
            <text:p>es</text:p>
          </table:table-cell>
          <table:table-cell table:style-name="ce5" office:value-type="string" calcext:value-type="string">
            <text:p><text:a xlink:href="https://drogues.gencat.cat/es/ciutadania/glossari-00001/index.html" xlink:type="simple">https://drogues.gencat.cat/es/ciutadania/glossari-00001/index.html</text:a></text:p>
          </table:table-cell>
          <table:table-cell table:style-name="ce2" office:value-type="string" calcext:value-type="string">
            <text:p>Conjunto de procedimientos terapéuticos utilizados, en los casos de problemas con el alcohol y otras drogas, para ayudar a los afectados a evitar o a superar la vuelta al consumo o la recaída hacia un consumo no controlado de la sustancia.</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Rehabilitación</text:p>
          </table:table-cell>
          <table:table-cell table:style-name="ce2" office:value-type="string" calcext:value-type="string">
            <text:p>es</text:p>
          </table:table-cell>
          <table:table-cell table:style-name="ce5" office:value-type="string" calcext:value-type="string">
            <text:p><text:a xlink:href="https://drogues.gencat.cat/es/ciutadania/glossari-00001/index.html" xlink:type="simple">https://drogues.gencat.cat/es/ciutadania/glossari-00001/index.html</text:a></text:p>
          </table:table-cell>
          <table:table-cell table:style-name="ce2" office:value-type="string" calcext:value-type="string">
            <text:p>Proceso con el que una persona con problemas de consumo de drogas alcanza un estado de salud, una función psicológica y un bienestar social óptimo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Rush</text:p>
          </table:table-cell>
          <table:table-cell table:style-name="ce2" office:value-type="string" calcext:value-type="string">
            <text:p>en</text:p>
          </table:table-cell>
          <table:table-cell table:style-name="ce5" office:value-type="string" calcext:value-type="string">
            <text:p><text:a xlink:href="https://drogues.gencat.cat/es/ciutadania/glossari-00001/index.html" xlink:type="simple">https://drogues.gencat.cat/es/ciutadania/glossari-00001/index.html</text:a></text:p>
          </table:table-cell>
          <table:table-cell table:style-name="ce2" office:value-type="string" calcext:value-type="string">
            <text:p>Efecto inmediato, agradable e intenso que se experimenta después de la inyección intravenosa de ciertas drogas (por ejemplo, heroína, morfina, anfetaminas, cocaína, propoxifeno.</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UDVI</text:p>
          </table:table-cell>
          <table:table-cell table:style-name="ce2" office:value-type="string" calcext:value-type="string">
            <text:p>es</text:p>
          </table:table-cell>
          <table:table-cell table:style-name="ce5" office:value-type="string" calcext:value-type="string">
            <text:p><text:a xlink:href="https://drogues.gencat.cat/es/ciutadania/glossari-00001/index.html" xlink:type="simple">https://drogues.gencat.cat/es/ciutadania/glossari-00001/index.html</text:a></text:p>
          </table:table-cell>
          <table:table-cell table:style-name="ce2" office:value-type="string" calcext:value-type="string">
            <text:p>Usuario de drogas por vía intravenosa. Término englobado en las siglas UDVP (usuario de drogas por vía parenteral).</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UDVP (también UDI, usuario de drogas inyectables)</text:p>
          </table:table-cell>
          <table:table-cell table:style-name="ce2" office:value-type="string" calcext:value-type="string">
            <text:p>es</text:p>
          </table:table-cell>
          <table:table-cell table:style-name="ce5" office:value-type="string" calcext:value-type="string">
            <text:p><text:a xlink:href="https://drogues.gencat.cat/es/ciutadania/glossari-00001/index.html" xlink:type="simple">https://drogues.gencat.cat/es/ciutadania/glossari-00001/index.html</text:a></text:p>
          </table:table-cell>
          <table:table-cell table:style-name="ce2" office:value-type="string" calcext:value-type="string">
            <text:p>Usuario de drogas por vía parenteral. Las inyecciones pueden administrarse por vía intramuscular, subcutánea, intravenosa (IV), entre otro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Uso compartido de agujas</text:p>
          </table:table-cell>
          <table:table-cell table:style-name="ce2" office:value-type="string" calcext:value-type="string">
            <text:p>es</text:p>
          </table:table-cell>
          <table:table-cell table:style-name="ce5" office:value-type="string" calcext:value-type="string">
            <text:p><text:a xlink:href="https://drogues.gencat.cat/es/ciutadania/glossari-00001/index.html" xlink:type="simple">https://drogues.gencat.cat/es/ciutadania/glossari-00001/index.html</text:a></text:p>
          </table:table-cell>
          <table:table-cell table:style-name="ce2" office:value-type="string" calcext:value-type="string">
            <text:p>Uso de jeringas u otros instrumentos de inyección para más de una persona, especialmente como vía de administración de una droga. Implica el riesgo de transmisión de virus y bacterias. </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Uso de drogas</text:p>
          </table:table-cell>
          <table:table-cell table:style-name="ce2" office:value-type="string" calcext:value-type="string">
            <text:p>es</text:p>
          </table:table-cell>
          <table:table-cell table:style-name="ce5" office:value-type="string" calcext:value-type="string">
            <text:p><text:a xlink:href="https://drogues.gencat.cat/es/ciutadania/glossari-00001/index.html" xlink:type="simple">https://drogues.gencat.cat/es/ciutadania/glossari-00001/index.html</text:a></text:p>
          </table:table-cell>
          <table:table-cell table:style-name="ce2" office:value-type="string" calcext:value-type="string">
            <text:p>Término que en algunas ocasiones se utiliza como sinónimo de consumo no perjudicial de drogas, como en el caso del consumo de medicamentos bajo prescripción facultativa.</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Uso controlado de drogas</text:p>
          </table:table-cell>
          <table:table-cell table:style-name="ce2" office:value-type="string" calcext:value-type="string">
            <text:p>es</text:p>
          </table:table-cell>
          <table:table-cell table:style-name="ce5" office:value-type="string" calcext:value-type="string">
            <text:p><text:a xlink:href="https://drogues.gencat.cat/es/ciutadania/glossari-00001/index.html" xlink:type="simple">https://drogues.gencat.cat/es/ciutadania/glossari-00001/index.html</text:a></text:p>
          </table:table-cell>
          <table:table-cell table:style-name="ce2" office:value-type="string" calcext:value-type="string">
            <text:p>Mantenimiento de un uso regular, no compulsivo, de sustancias psicoactivas, que no interfiere con el funcionamiento cotidiano de la vida de una persona.</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Uso recreativo</text:p>
          </table:table-cell>
          <table:table-cell table:style-name="ce2" office:value-type="string" calcext:value-type="string">
            <text:p>es</text:p>
          </table:table-cell>
          <table:table-cell table:style-name="ce5" office:value-type="string" calcext:value-type="string">
            <text:p><text:a xlink:href="https://drogues.gencat.cat/es/ciutadania/glossari-00001/index.html" xlink:type="simple">https://drogues.gencat.cat/es/ciutadania/glossari-00001/index.html</text:a></text:p>
          </table:table-cell>
          <table:table-cell table:style-name="ce2" office:value-type="string" calcext:value-type="string">
            <text:p>Consumo de una droga, normalmente ilegal, en situaciones sociales o relajantes, que implica que no existe dependencia ni otros problema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Zoppsia</text:p>
          </table:table-cell>
          <table:table-cell table:style-name="ce2" office:value-type="string" calcext:value-type="string">
            <text:p>es</text:p>
          </table:table-cell>
          <table:table-cell table:style-name="ce5" office:value-type="string" calcext:value-type="string">
            <text:p><text:a xlink:href="https://drogues.gencat.cat/es/ciutadania/glossari-00001/index.html" xlink:type="simple">https://drogues.gencat.cat/es/ciutadania/glossari-00001/index.html</text:a></text:p>
          </table:table-cell>
          <table:table-cell table:style-name="ce2" office:value-type="string" calcext:value-type="string">
            <text:p>Visión de animales (serpientes, insectos, etc.) que normalmente forma parte de un proceso de delírium trémens o de otros estados de confusión o alucinación inducidos por un consumo de sustancias.</text:p>
          </table:table-cell>
          <table:table-cell table:style-name="ce2" office:value-type="string" calcext:value-type="string">
            <text:p>es</text:p>
          </table:table-cell>
          <table:table-cell table:number-columns-repeated="16379"/>
        </table:table-row>
        <table:table-row table:style-name="ro1">
          <table:table-cell table:style-name="ce2" office:value-type="string" calcext:value-type="string">
            <text:p>Comedown</text:p>
          </table:table-cell>
          <table:table-cell table:style-name="ce2" office:value-type="string" calcext:value-type="string">
            <text:p>en</text:p>
          </table:table-cell>
          <table:table-cell table:style-name="ce5" office:value-type="string" calcext:value-type="string">
            <text:p><text:a xlink:href="https://positivechoices.org.au/teachers/glossary" xlink:type="simple">https://positivechoices.org.au/teachers/glossary</text:a></text:p>
          </table:table-cell>
          <table:table-cell table:style-name="ce2" office:value-type="string" calcext:value-type="string">
            <text:p>Taking illegal drugs can lead to experiencing negative after-effects sometimes known as a ‘comedown’ or ‘crash’, which are the feelings experienced as the drug wears off.</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Polydrug use</text:p>
          </table:table-cell>
          <table:table-cell table:style-name="ce2" office:value-type="string" calcext:value-type="string">
            <text:p>en</text:p>
          </table:table-cell>
          <table:table-cell table:style-name="ce5" office:value-type="string" calcext:value-type="string">
            <text:p><text:a xlink:href="https://positivechoices.org.au/teachers/glossary" xlink:type="simple">https://positivechoices.org.au/teachers/glossary</text:a></text:p>
          </table:table-cell>
          <table:table-cell table:style-name="ce2" office:value-type="string" calcext:value-type="string">
            <text:p>Mixing drugs or taking one drug when under the influence of another drug is known as polydrug use.</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Serotonin Syndrome</text:p>
          </table:table-cell>
          <table:table-cell table:style-name="ce2" office:value-type="string" calcext:value-type="string">
            <text:p>en</text:p>
          </table:table-cell>
          <table:table-cell table:style-name="ce5" office:value-type="string" calcext:value-type="string">
            <text:p><text:a xlink:href="https://positivechoices.org.au/teachers/glossary" xlink:type="simple">https://positivechoices.org.au/teachers/glossary</text:a></text:p>
          </table:table-cell>
          <table:table-cell table:style-name="ce2" office:value-type="string" calcext:value-type="string">
            <text:p>A life-threatening condition that usually starts within 24 hours of taking the drug. It occurs when the brain is overloaded with a neurotransmitter called serotonin. Symptoms include coma, seizures, shaking, confusion, rigid muscles, rapid heartbeat, and overheating.</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Decriminalisation</text:p>
          </table:table-cell>
          <table:table-cell table:style-name="ce2" office:value-type="string" calcext:value-type="string">
            <text:p>en</text:p>
          </table:table-cell>
          <table:table-cell table:style-name="ce5" office:value-type="string" calcext:value-type="string">
            <text:p><text:a xlink:href="https://www.drugsandalcohol.ie/glossary/" xlink:type="simple">https://www.drugsandalcohol.ie/glossary/</text:a></text:p>
          </table:table-cell>
          <table:table-cell table:style-name="ce2" office:value-type="string" calcext:value-type="string">
            <text:p>When drug use and possession are decriminalised, criminal charges are not applied.</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Detoxification</text:p>
          </table:table-cell>
          <table:table-cell table:style-name="ce2" office:value-type="string" calcext:value-type="string">
            <text:p>en</text:p>
          </table:table-cell>
          <table:table-cell table:style-name="ce5" office:value-type="string" calcext:value-type="string">
            <text:p><text:a xlink:href="https://www.drugsandalcohol.ie/glossary/" xlink:type="simple">https://www.drugsandalcohol.ie/glossary/</text:a></text:p>
          </table:table-cell>
          <table:table-cell table:style-name="ce2" office:value-type="string" calcext:value-type="string">
            <text:p>A process in which the body rids itself of a drug, or its metabolites. Medically-assisted detoxification may be needed to help manage a person’s withdrawal symptoms. Detoxification alone is not a treatment for substance use disorders, but this is often the first step in a drug treatment program.</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Drug consumption facilities</text:p>
          </table:table-cell>
          <table:table-cell table:style-name="ce2" office:value-type="string" calcext:value-type="string">
            <text:p>en</text:p>
          </table:table-cell>
          <table:table-cell table:style-name="ce5" office:value-type="string" calcext:value-type="string">
            <text:p><text:a xlink:href="https://www.drugsandalcohol.ie/glossary/" xlink:type="simple">https://www.drugsandalcohol.ie/glossary/</text:a></text:p>
          </table:table-cell>
          <table:table-cell table:style-name="ce2" office:value-type="string" calcext:value-type="string">
            <text:p>Drug consumption facilities are places in which drug users can use illicit drugs under the supervision of medically trained staff. They exist in several European countries and are usually located in areas where there is an open drug scene and injecting in public places is common. Their primary goal is to reduce morbidity and mortality by providing a safer environment for drug use and training clients in safer forms of drug use.</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European Monitoring Centre for Drugs and Drug Addiction (EMCDDA)</text:p>
          </table:table-cell>
          <table:table-cell table:style-name="ce2" office:value-type="string" calcext:value-type="string">
            <text:p>en</text:p>
          </table:table-cell>
          <table:table-cell table:style-name="ce5" office:value-type="string" calcext:value-type="string">
            <text:p><text:a xlink:href="https://www.drugsandalcohol.ie/glossary/" xlink:type="simple">https://www.drugsandalcohol.ie/glossary/</text:a></text:p>
          </table:table-cell>
          <table:table-cell table:style-name="ce2" office:value-type="string" calcext:value-type="string">
            <text:p>The EMCDDA exists to provide the EU and its Member States with a factual overview of European drug problems and a solid evidence base to support the drugs debate.</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European School Survey Project on Alcohol and other Drugs (ESPAD)</text:p>
          </table:table-cell>
          <table:table-cell table:style-name="ce2" office:value-type="string" calcext:value-type="string">
            <text:p>en</text:p>
          </table:table-cell>
          <table:table-cell table:style-name="ce5" office:value-type="string" calcext:value-type="string">
            <text:p><text:a xlink:href="https://www.drugsandalcohol.ie/glossary/" xlink:type="simple">https://www.drugsandalcohol.ie/glossary/</text:a></text:p>
          </table:table-cell>
          <table:table-cell table:style-name="ce2" office:value-type="string" calcext:value-type="string">
            <text:p>ESPAD is a collaborative effort of independent research teams in more than forty European countries and the largest cross-national research project on adolescent substance use in the world. The overall aim with the project is to repeatedly collect comparable data on substance use among 15–16 year old students in as many European countries as possible.</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Gateway drug</text:p>
          </table:table-cell>
          <table:table-cell table:style-name="ce2" office:value-type="string" calcext:value-type="string">
            <text:p>en</text:p>
          </table:table-cell>
          <table:table-cell table:style-name="ce5" office:value-type="string" calcext:value-type="string">
            <text:p><text:a xlink:href="https://www.drugsandalcohol.ie/glossary/" xlink:type="simple">https://www.drugsandalcohol.ie/glossary/</text:a></text:p>
          </table:table-cell>
          <table:table-cell table:style-name="ce2" office:value-type="string" calcext:value-type="string">
            <text:p>An illicit or licit drug, use of which is regarded as opening the way to the use of another drug, usually one viewed as more problematic.</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Hallucination</text:p>
          </table:table-cell>
          <table:table-cell table:style-name="ce2" office:value-type="string" calcext:value-type="string">
            <text:p>en</text:p>
          </table:table-cell>
          <table:table-cell table:style-name="ce5" office:value-type="string" calcext:value-type="string">
            <text:p><text:a xlink:href="https://www.drugsandalcohol.ie/glossary/" xlink:type="simple">https://www.drugsandalcohol.ie/glossary/</text:a></text:p>
          </table:table-cell>
          <table:table-cell table:style-name="ce2" office:value-type="string" calcext:value-type="string">
            <text:p>Apparent perception of an external object or person when no such object or person is present.</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Legalisation</text:p>
          </table:table-cell>
          <table:table-cell table:style-name="ce2" office:value-type="string" calcext:value-type="string">
            <text:p>en</text:p>
          </table:table-cell>
          <table:table-cell table:style-name="ce5" office:value-type="string" calcext:value-type="string">
            <text:p><text:a xlink:href="https://www.drugsandalcohol.ie/glossary/" xlink:type="simple">https://www.drugsandalcohol.ie/glossary/</text:a></text:p>
          </table:table-cell>
          <table:table-cell table:style-name="ce2" office:value-type="string" calcext:value-type="string">
            <text:p>Drug legalisation removes all penalties for possession and personal use of a drug</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Maintenance therapy</text:p>
          </table:table-cell>
          <table:table-cell table:style-name="ce2" office:value-type="string" calcext:value-type="string">
            <text:p>en</text:p>
          </table:table-cell>
          <table:table-cell table:style-name="ce5" office:value-type="string" calcext:value-type="string">
            <text:p><text:a xlink:href="https://www.drugsandalcohol.ie/glossary/" xlink:type="simple">https://www.drugsandalcohol.ie/glossary/</text:a></text:p>
          </table:table-cell>
          <table:table-cell table:style-name="ce2" office:value-type="string" calcext:value-type="string">
            <text:p>Treatment of drug dependence by prescription of a substitute drug for which cross-dependence and cross-tolerance exist. The term is sometimes in reference to a less hazardous form of the same drug used in the treatment.</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Non-medical use</text:p>
          </table:table-cell>
          <table:table-cell table:style-name="ce2" office:value-type="string" calcext:value-type="string">
            <text:p>en</text:p>
          </table:table-cell>
          <table:table-cell table:style-name="ce5" office:value-type="string" calcext:value-type="string">
            <text:p><text:a xlink:href="https://www.drugsandalcohol.ie/glossary/" xlink:type="simple">https://www.drugsandalcohol.ie/glossary/</text:a></text:p>
          </table:table-cell>
          <table:table-cell table:style-name="ce2" office:value-type="string" calcext:value-type="string">
            <text:p>Use of a prescription drug, whether obtained by prescription or otherwise, other than in the manner or for the time period prescribed, or by a person for whom the drug was not prescribed. The term sometimes also covers the use of illicit drugs.</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Social reintegration</text:p>
          </table:table-cell>
          <table:table-cell table:style-name="ce2" office:value-type="string" calcext:value-type="string">
            <text:p>en</text:p>
          </table:table-cell>
          <table:table-cell table:style-name="ce5" office:value-type="string" calcext:value-type="string">
            <text:p><text:a xlink:href="https://www.drugsandalcohol.ie/glossary/" xlink:type="simple">https://www.drugsandalcohol.ie/glossary/</text:a></text:p>
          </table:table-cell>
          <table:table-cell table:style-name="ce2" office:value-type="string" calcext:value-type="string">
            <text:p>Social reintegration is not a term that is used or defined consistently across EU Member States but it is a key aspect of full recovery from drug dependence. Its scope is wider than the traditional treatment focus on pharmacological and psychosocial outcomes.</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The National Drug Related Deaths Index (NDRDI)</text:p>
          </table:table-cell>
          <table:table-cell table:style-name="ce2" office:value-type="string" calcext:value-type="string">
            <text:p>en</text:p>
          </table:table-cell>
          <table:table-cell table:style-name="ce5" office:value-type="string" calcext:value-type="string">
            <text:p><text:a xlink:href="https://www.drugsandalcohol.ie/glossary/" xlink:type="simple">https://www.drugsandalcohol.ie/glossary/</text:a></text:p>
          </table:table-cell>
          <table:table-cell table:style-name="ce2" office:value-type="string" calcext:value-type="string">
            <text:p>The National Drug Related Deaths Index is a census of drug-related deaths (such as those due to accidental or intentional overdose) and deaths among drug users in Ireland. It will also record alcohol-related deaths.</text:p>
          </table:table-cell>
          <table:table-cell table:style-name="ce2" office:value-type="string" calcext:value-type="string">
            <text:p>en</text:p>
          </table:table-cell>
          <table:table-cell table:number-columns-repeated="16379"/>
        </table:table-row>
        <table:table-row table:style-name="ro1">
          <table:table-cell table:style-name="ce2" office:value-type="string" calcext:value-type="string">
            <text:p>Universal prevention</text:p>
          </table:table-cell>
          <table:table-cell table:style-name="ce2" office:value-type="string" calcext:value-type="string">
            <text:p>en</text:p>
          </table:table-cell>
          <table:table-cell table:style-name="ce5" office:value-type="string" calcext:value-type="string">
            <text:p><text:a xlink:href="https://www.drugsandalcohol.ie/glossary/" xlink:type="simple">https://www.drugsandalcohol.ie/glossary/</text:a></text:p>
          </table:table-cell>
          <table:table-cell table:style-name="ce2" office:value-type="string" calcext:value-type="string">
            <text:p>Universal prevention strategies address the entire population (national, local community, school, neighbourhood) with messages and programmes aimed at preventing or delaying the abuse of alcohol, tobacco, and other drugs.</text:p>
          </table:table-cell>
          <table:table-cell table:style-name="ce2" office:value-type="string" calcext:value-type="string">
            <text:p>en</text:p>
          </table:table-cell>
          <table:table-cell table:number-columns-repeated="16379"/>
        </table:table-row>
        <table:table-row table:style-name="ro5" table:number-rows-repeated="1048462">
          <table:table-cell table:number-columns-repeated="16384"/>
        </table:table-row>
        <table:table-row table:style-name="ro6" table:number-rows-repeated="5">
          <table:table-cell table:number-columns-repeated="16384"/>
        </table:table-row>
        <table:table-row table:style-name="ro6">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Noto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 </number:text>
      <number:month number:textual="true"/>
      <number:text> </number:text>
      <number:year/>
    </number:date-style>
    <number:date-style style:name="N119">
      <number:day number:style="long"/>
      <number:text>. </number:text>
      <number:month number:textual="true"/>
    </number:date-style>
    <number:date-style style:name="N120">
      <number:month number:textual="true"/>
      <number:text> </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   </number:text>
      <style:map style:condition="value()&gt;=0" style:apply-style-name="N123P0"/>
    </number:number-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text> </number:text>
      <number:fill-character> </number:fill-character>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number:text>
      <number:fill-character> </number:fill-character>
      <number:number number:decimal-places="2" number:min-decimal-places="2" number:min-integer-digits="1" number:grouping="true"/>
      <number:text>    </number:text>
    </number:number-style>
    <number:number-style style:name="N129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fill-character> </number:fill-character>
      <number:number number:decimal-places="2" number:min-decimal-places="2" number:min-integer-digits="1" number:grouping="true"/>
      <number:text> € </number:text>
    </number:number-style>
    <number:number-style style:name="N130P1" style:volatile="true">
      <number:text>-</number:text>
      <number:fill-character> </number:fill-character>
      <number:number number:decimal-places="2" number:min-decimal-places="2" number:min-integer-digits="1" number:grouping="true"/>
      <number:text> € </number:text>
    </number:number-style>
    <number:number-style style:name="N130P2" style:volatile="true">
      <number:text> </number:text>
      <number:fill-character> </number:fill-character>
      <number:text>-</number:text>
      <number:number number:decimal-places="0" number:min-decimal-places="0" number:min-integer-digits="2" loext:max-blank-integer-digits="2"/>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print-page-order="ltr" style:first-page-number="continue" style:scale-to-X="1" style:table-centering="horizontal"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5">00.00.0000</text:date>, <text:time>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style:master-page style:name="PageStyle_5f_Hoja_20_1" style:display-name="PageStyle_Hoja 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15T00:37:58.014471508</dc:date>
    <meta:generator>LibreOffice/7.6.2.1$Linux_X86_64 LibreOffice_project/60$Build-1</meta:generator>
    <meta:editing-duration>PT5H8M9S</meta:editing-duration>
    <meta:editing-cycles>1</meta:editing-cycles>
    <meta:document-statistic meta:table-count="1" meta:cell-count="540" meta:object-count="0"/>
    <meta:user-defined meta:name="AppVersion">16.0300</meta:user-defined>
  </office:meta>
</office:document-meta>
</file>